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Roo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Word</text:p>
          </table:table-cell>
          <table:table-cell/>
        </table:table-row>
        <table:table-row table:style-name="ro1">
          <table:table-cell office:value-type="string" calcext:value-type="string">
            <text:p>c-p</text:p>
          </table:table-cell>
          <table:table-cell/>
        </table:table-row>
        <table:table-row table:style-name="ro1">
          <table:table-cell office:value-type="string" calcext:value-type="string">
            <text:p>r-s</text:p>
          </table:table-cell>
          <table:table-cell/>
        </table:table-row>
        <table:table-row table:style-name="ro1">
          <table:table-cell office:value-type="string" calcext:value-type="string">
            <text:p>t-w</text:p>
          </table:table-cell>
          <table:table-cell/>
        </table:table-row>
        <table:table-row table:style-name="ro1">
          <table:table-cell office:value-type="string" calcext:value-type="string">
            <text:p>r-c</text:p>
          </table:table-cell>
          <table:table-cell/>
        </table:table-row>
        <table:table-row table:style-name="ro1">
          <table:table-cell office:value-type="string" calcext:value-type="string">
            <text:p>h-g</text:p>
          </table:table-cell>
          <table:table-cell/>
        </table:table-row>
        <table:table-row table:style-name="ro1">
          <table:table-cell office:value-type="string" calcext:value-type="string">
            <text:p>g-w</text:p>
          </table:table-cell>
          <table:table-cell/>
        </table:table-row>
        <table:table-row table:style-name="ro1">
          <table:table-cell office:value-type="string" calcext:value-type="string">
            <text:p>ɬ-c</text:p>
          </table:table-cell>
          <table:table-cell/>
        </table:table-row>
        <table:table-row table:style-name="ro1">
          <table:table-cell office:value-type="string" calcext:value-type="string">
            <text:p>ɬ-g</text:p>
          </table:table-cell>
          <table:table-cell/>
        </table:table-row>
        <table:table-row table:style-name="ro1">
          <table:table-cell office:value-type="string" calcext:value-type="string">
            <text:p>ɬ-h</text:p>
          </table:table-cell>
          <table:table-cell/>
        </table:table-row>
      </table:table>
      <table:table table:name="Derrivational Morphology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Animate Harmonious</text:p>
          </table:table-cell>
          <table:table-cell table:style-name="ce1" office:value-type="string" calcext:value-type="string">
            <text:p>Animate Dischordant</text:p>
          </table:table-cell>
          <table:table-cell office:value-type="string" calcext:value-type="string">
            <text:p>Inanimate Harmonious</text:p>
          </table:table-cell>
          <table:table-cell office:value-type="string" calcext:value-type="string">
            <text:p>Inanimate Dischordant</text:p>
          </table:table-cell>
          <table:table-cell office:value-type="string" calcext:value-type="string">
            <text:p>Verbal</text:p>
          </table:table-cell>
          <table:table-cell office:value-type="string" calcext:value-type="string">
            <text:p>Adjectival Harmonious</text:p>
          </table:table-cell>
          <table:table-cell office:value-type="string" calcext:value-type="string">
            <text:p>Adjectival Dischordant</text:p>
          </table:table-cell>
          <table:table-cell table:number-columns-repeated="4"/>
        </table:table-row>
        <table:table-row table:style-name="ro1">
          <table:table-cell table:formula="of:=[$Roots.A2]" office:value-type="string" office:string-value="c-p" calcext:value-type="string">
            <text:p>c-p</text:p>
          </table:table-cell>
          <table:table-cell table:formula="of:=COM.MICROSOFT.IFS(ISNUMBER(SEARCH(&quot;^[a-zŋɬθðχʍ]+-[a-zŋɬθðχʍ]+$&quot;;[.$A2]));LEFT([.$A2];1)&amp;&quot;a&quot;&amp;RIGHT([.$A2];1)&amp;&quot;u&quot;;ISNUMBER(SEARCH(&quot;^[a-zŋɬθðχʍ]+-[a-zŋɬθðχʍ]+-[a-zŋɬθðχʍ]+$&quot;;[.$A2]));LEFT([.$A2];1)&amp;&quot;a&quot;&amp;MID([.$A2];3;1)&amp;&quot;u&quot;&amp;RIGHT([.$A2];1)&amp;&quot;a&quot;)" office:value-type="string" office:string-value="capu" calcext:value-type="string">
            <text:p>capu</text:p>
          </table:table-cell>
          <table:table-cell table:formula="of:=COM.MICROSOFT.IFS(ISNUMBER(SEARCH(&quot;^[a-zŋɬθðχʍ]+-[a-zŋɬθðχʍ]+$&quot;;[.$A2]));LEFT([.$A2];1)&amp;&quot;a&quot;&amp;RIGHT([.$A2];1)&amp;&quot;i&quot;;ISNUMBER(SEARCH(&quot;^[a-zŋɬθðχʍ]+-[a-zŋɬθðχʍ]+-[a-zŋɬθðχʍ]+$&quot;;[.$A2]));LEFT([.$A2];1)&amp;&quot;a&quot;&amp;MID([.$A2];3;1)&amp;&quot;i&quot;&amp;RIGHT([.$A2];1)&amp;&quot;a&quot;)" office:value-type="string" office:string-value="capi" calcext:value-type="string">
            <text:p>capi</text:p>
          </table:table-cell>
          <table:table-cell table:formula="of:=COM.MICROSOFT.IFS(ISNUMBER(SEARCH(&quot;^[a-zŋɬθðχʍ]+-[a-zŋɬθðχʍ]+$&quot;;[.$A2]));LEFT([.$A2];1)&amp;&quot;i&quot;&amp;RIGHT([.$A2];1)&amp;&quot;u&quot;;ISNUMBER(SEARCH(&quot;^[a-zŋɬθðχʍ]+-[a-zŋɬθðχʍ]+-[a-zŋɬθðχʍ]+$&quot;;[.$A2]));LEFT([.$A2];1)&amp;&quot;i&quot;&amp;MID([.$A2];3;1)&amp;&quot;u&quot;&amp;RIGHT([.$A2];1)&amp;&quot;a&quot;)" office:value-type="string" office:string-value="cipu" calcext:value-type="string">
            <text:p>cipu</text:p>
          </table:table-cell>
          <table:table-cell table:formula="of:=COM.MICROSOFT.IFS(ISNUMBER(SEARCH(&quot;^[a-zŋɬθðχʍ]+-[a-zŋɬθðχʍ]+$&quot;;[.$A2]));LEFT([.$A2];1)&amp;&quot;i&quot;&amp;RIGHT([.$A2];1)&amp;&quot;i&quot;;ISNUMBER(SEARCH(&quot;^[a-zŋɬθðχʍ]+-[a-zŋɬθðχʍ]+-[a-zŋɬθðχʍ]+$&quot;;[.$A2]));LEFT([.$A2];1)&amp;&quot;i&quot;&amp;MID([.$A2];3;1)&amp;&quot;i&quot;&amp;RIGHT([.$A2];1)&amp;&quot;a&quot;)" office:value-type="string" office:string-value="cipi" calcext:value-type="string">
            <text:p>cipi</text:p>
          </table:table-cell>
          <table:table-cell table:formula="of:=COM.MICROSOFT.IFS(ISNUMBER(SEARCH(&quot;^[a-zŋɬθðχʍ]+-[a-zŋɬθðχʍ]+$&quot;;[.$A2]));LEFT([.$A2];1)&amp;&quot;u&quot;&amp;RIGHT([.$A2];1)&amp;RIGHT([.$A2];1);ISNUMBER(SEARCH(&quot;^[a-zŋɬθðχʍ]+-[a-zŋɬθðχʍ]+-[a-zŋɬθðχʍ]+$&quot;;[.$A2]));LEFT([.$A2];1)&amp;&quot;a&quot;&amp;MID([.$A2];3;1)&amp;MID([.$A2];3;1)&amp;&quot;e&quot;&amp;RIGHT([.$A2];1))" office:value-type="string" office:string-value="cupp" calcext:value-type="string">
            <text:p>cupp</text:p>
          </table:table-cell>
          <table:table-cell table:formula="of:=COM.MICROSOFT.IFS(ISNUMBER(SEARCH(&quot;^[a-zŋɬθðχʍ]+-[a-zŋɬθðχʍ]+$&quot;;[.$A2]));LEFT([.$A2];1)&amp;&quot;e&quot;&amp;RIGHT([.$A2];1)&amp;&quot;u&quot;;ISNUMBER(SEARCH(&quot;^[a-zŋɬθðχʍ]+-[a-zŋɬθðχʍ]+-[a-zŋɬθðχʍ]+$&quot;;[.$A2]));LEFT([.$A2];1)&amp;&quot;e&quot;&amp;MID([.$A2];3;1)&amp;&quot;u&quot;&amp;RIGHT([.$A2];1)&amp;&quot;a&quot;)" office:value-type="string" office:string-value="cepu" calcext:value-type="string">
            <text:p>cepu</text:p>
          </table:table-cell>
          <table:table-cell table:formula="of:=COM.MICROSOFT.IFS(ISNUMBER(SEARCH(&quot;^[a-zŋɬθðχʍ]+-[a-zŋɬθðχʍ]+$&quot;;[.$A2]));LEFT([.$A2];1)&amp;&quot;e&quot;&amp;RIGHT([.$A2];1)&amp;&quot;i&quot;;ISNUMBER(SEARCH(&quot;^[a-zŋɬθðχʍ]+-[a-zŋɬθðχʍ]+-[a-zŋɬθðχʍ]+$&quot;;[.$A2]));LEFT([.$A2];1)&amp;&quot;e&quot;&amp;MID([.$A2];3;1)&amp;&quot;i&quot;&amp;RIGHT([.$A2];1)&amp;&quot;a&quot;)" office:value-type="string" office:string-value="cepi" calcext:value-type="string">
            <text:p>cepi</text:p>
          </table:table-cell>
          <table:table-cell/>
          <table:table-cell office:value-type="string" calcext:value-type="string">
            <text:p>capu</text:p>
          </table:table-cell>
          <table:table-cell table:number-columns-repeated="2"/>
        </table:table-row>
        <table:table-row table:style-name="ro1">
          <table:table-cell table:formula="of:=[$Roots.A3]" office:value-type="string" office:string-value="r-s" calcext:value-type="string">
            <text:p>r-s</text:p>
          </table:table-cell>
          <table:table-cell table:formula="of:=COM.MICROSOFT.IFS(ISNUMBER(SEARCH(&quot;^[a-zŋɬθðχʍ]+-[a-zŋɬθðχʍ]+$&quot;;[.$A3]));LEFT([.$A3];1)&amp;&quot;a&quot;&amp;RIGHT([.$A3];1)&amp;&quot;u&quot;;ISNUMBER(SEARCH(&quot;^[a-zŋɬθðχʍ]+-[a-zŋɬθðχʍ]+-[a-zŋɬθðχʍ]+$&quot;;[.$A3]));LEFT([.$A3];1)&amp;&quot;a&quot;&amp;MID([.$A3];3;1)&amp;&quot;u&quot;&amp;RIGHT([.$A3];1)&amp;&quot;a&quot;)" office:value-type="string" office:string-value="rasu" calcext:value-type="string">
            <text:p>rasu</text:p>
          </table:table-cell>
          <table:table-cell table:formula="of:=COM.MICROSOFT.IFS(ISNUMBER(SEARCH(&quot;^[a-zŋɬθðχʍ]+-[a-zŋɬθðχʍ]+$&quot;;[.$A3]));LEFT([.$A3];1)&amp;&quot;a&quot;&amp;RIGHT([.$A3];1)&amp;&quot;i&quot;;ISNUMBER(SEARCH(&quot;^[a-zŋɬθðχʍ]+-[a-zŋɬθðχʍ]+-[a-zŋɬθðχʍ]+$&quot;;[.$A3]));LEFT([.$A3];1)&amp;&quot;a&quot;&amp;MID([.$A3];3;1)&amp;&quot;i&quot;&amp;RIGHT([.$A3];1)&amp;&quot;a&quot;)" office:value-type="string" office:string-value="rasi" calcext:value-type="string">
            <text:p>rasi</text:p>
          </table:table-cell>
          <table:table-cell table:formula="of:=COM.MICROSOFT.IFS(ISNUMBER(SEARCH(&quot;^[a-zŋɬθðχʍ]+-[a-zŋɬθðχʍ]+$&quot;;[.$A3]));LEFT([.$A3];1)&amp;&quot;i&quot;&amp;RIGHT([.$A3];1)&amp;&quot;u&quot;;ISNUMBER(SEARCH(&quot;^[a-zŋɬθðχʍ]+-[a-zŋɬθðχʍ]+-[a-zŋɬθðχʍ]+$&quot;;[.$A3]));LEFT([.$A3];1)&amp;&quot;i&quot;&amp;MID([.$A3];3;1)&amp;&quot;u&quot;&amp;RIGHT([.$A3];1)&amp;&quot;a&quot;)" office:value-type="string" office:string-value="risu" calcext:value-type="string">
            <text:p>risu</text:p>
          </table:table-cell>
          <table:table-cell table:formula="of:=COM.MICROSOFT.IFS(ISNUMBER(SEARCH(&quot;^[a-zŋɬθðχʍ]+-[a-zŋɬθðχʍ]+$&quot;;[.$A3]));LEFT([.$A3];1)&amp;&quot;i&quot;&amp;RIGHT([.$A3];1)&amp;&quot;i&quot;;ISNUMBER(SEARCH(&quot;^[a-zŋɬθðχʍ]+-[a-zŋɬθðχʍ]+-[a-zŋɬθðχʍ]+$&quot;;[.$A3]));LEFT([.$A3];1)&amp;&quot;i&quot;&amp;MID([.$A3];3;1)&amp;&quot;i&quot;&amp;RIGHT([.$A3];1)&amp;&quot;a&quot;)" office:value-type="string" office:string-value="risi" calcext:value-type="string">
            <text:p>risi</text:p>
          </table:table-cell>
          <table:table-cell table:formula="of:=COM.MICROSOFT.IFS(ISNUMBER(SEARCH(&quot;^[a-zŋɬθðχʍ]+-[a-zŋɬθðχʍ]+$&quot;;[.$A3]));LEFT([.$A3];1)&amp;&quot;u&quot;&amp;RIGHT([.$A3];1)&amp;RIGHT([.$A3];1);ISNUMBER(SEARCH(&quot;^[a-zŋɬθðχʍ]+-[a-zŋɬθðχʍ]+-[a-zŋɬθðχʍ]+$&quot;;[.$A3]));LEFT([.$A3];1)&amp;&quot;a&quot;&amp;MID([.$A3];3;1)&amp;MID([.$A3];3;1)&amp;&quot;e&quot;&amp;RIGHT([.$A3];1))" office:value-type="string" office:string-value="russ" calcext:value-type="string">
            <text:p>russ</text:p>
          </table:table-cell>
          <table:table-cell table:formula="of:=COM.MICROSOFT.IFS(ISNUMBER(SEARCH(&quot;^[a-zŋɬθðχʍ]+-[a-zŋɬθðχʍ]+$&quot;;[.$A3]));LEFT([.$A3];1)&amp;&quot;e&quot;&amp;RIGHT([.$A3];1)&amp;&quot;u&quot;;ISNUMBER(SEARCH(&quot;^[a-zŋɬθðχʍ]+-[a-zŋɬθðχʍ]+-[a-zŋɬθðχʍ]+$&quot;;[.$A3]));LEFT([.$A3];1)&amp;&quot;e&quot;&amp;MID([.$A3];3;1)&amp;&quot;u&quot;&amp;RIGHT([.$A3];1)&amp;&quot;a&quot;)" office:value-type="string" office:string-value="resu" calcext:value-type="string">
            <text:p>resu</text:p>
          </table:table-cell>
          <table:table-cell table:formula="of:=COM.MICROSOFT.IFS(ISNUMBER(SEARCH(&quot;^[a-zŋɬθðχʍ]+-[a-zŋɬθðχʍ]+$&quot;;[.$A3]));LEFT([.$A3];1)&amp;&quot;e&quot;&amp;RIGHT([.$A3];1)&amp;&quot;i&quot;;ISNUMBER(SEARCH(&quot;^[a-zŋɬθðχʍ]+-[a-zŋɬθðχʍ]+-[a-zŋɬθðχʍ]+$&quot;;[.$A3]));LEFT([.$A3];1)&amp;&quot;e&quot;&amp;MID([.$A3];3;1)&amp;&quot;i&quot;&amp;RIGHT([.$A3];1)&amp;&quot;a&quot;)" office:value-type="string" office:string-value="resi" calcext:value-type="string">
            <text:p>resi</text:p>
          </table:table-cell>
          <table:table-cell/>
          <table:table-cell office:value-type="string" calcext:value-type="string">
            <text:p>capi</text:p>
          </table:table-cell>
          <table:table-cell table:number-columns-repeated="2"/>
        </table:table-row>
        <table:table-row table:style-name="ro1">
          <table:table-cell table:formula="of:=[$Roots.A4]" office:value-type="string" office:string-value="t-w" calcext:value-type="string">
            <text:p>t-w</text:p>
          </table:table-cell>
          <table:table-cell table:formula="of:=COM.MICROSOFT.IFS(ISNUMBER(SEARCH(&quot;^[a-zŋɬθðχʍ]+-[a-zŋɬθðχʍ]+$&quot;;[.$A4]));LEFT([.$A4];1)&amp;&quot;a&quot;&amp;RIGHT([.$A4];1)&amp;&quot;u&quot;;ISNUMBER(SEARCH(&quot;^[a-zŋɬθðχʍ]+-[a-zŋɬθðχʍ]+-[a-zŋɬθðχʍ]+$&quot;;[.$A4]));LEFT([.$A4];1)&amp;&quot;a&quot;&amp;MID([.$A4];3;1)&amp;&quot;u&quot;&amp;RIGHT([.$A4];1)&amp;&quot;a&quot;)" office:value-type="string" office:string-value="tawu" calcext:value-type="string">
            <text:p>tawu</text:p>
          </table:table-cell>
          <table:table-cell table:formula="of:=COM.MICROSOFT.IFS(ISNUMBER(SEARCH(&quot;^[a-zŋɬθðχʍ]+-[a-zŋɬθðχʍ]+$&quot;;[.$A4]));LEFT([.$A4];1)&amp;&quot;a&quot;&amp;RIGHT([.$A4];1)&amp;&quot;i&quot;;ISNUMBER(SEARCH(&quot;^[a-zŋɬθðχʍ]+-[a-zŋɬθðχʍ]+-[a-zŋɬθðχʍ]+$&quot;;[.$A4]));LEFT([.$A4];1)&amp;&quot;a&quot;&amp;MID([.$A4];3;1)&amp;&quot;i&quot;&amp;RIGHT([.$A4];1)&amp;&quot;a&quot;)" office:value-type="string" office:string-value="tawi" calcext:value-type="string">
            <text:p>tawi</text:p>
          </table:table-cell>
          <table:table-cell table:formula="of:=COM.MICROSOFT.IFS(ISNUMBER(SEARCH(&quot;^[a-zŋɬθðχʍ]+-[a-zŋɬθðχʍ]+$&quot;;[.$A4]));LEFT([.$A4];1)&amp;&quot;i&quot;&amp;RIGHT([.$A4];1)&amp;&quot;u&quot;;ISNUMBER(SEARCH(&quot;^[a-zŋɬθðχʍ]+-[a-zŋɬθðχʍ]+-[a-zŋɬθðχʍ]+$&quot;;[.$A4]));LEFT([.$A4];1)&amp;&quot;i&quot;&amp;MID([.$A4];3;1)&amp;&quot;u&quot;&amp;RIGHT([.$A4];1)&amp;&quot;a&quot;)" office:value-type="string" office:string-value="tiwu" calcext:value-type="string">
            <text:p>tiwu</text:p>
          </table:table-cell>
          <table:table-cell table:formula="of:=COM.MICROSOFT.IFS(ISNUMBER(SEARCH(&quot;^[a-zŋɬθðχʍ]+-[a-zŋɬθðχʍ]+$&quot;;[.$A4]));LEFT([.$A4];1)&amp;&quot;i&quot;&amp;RIGHT([.$A4];1)&amp;&quot;i&quot;;ISNUMBER(SEARCH(&quot;^[a-zŋɬθðχʍ]+-[a-zŋɬθðχʍ]+-[a-zŋɬθðχʍ]+$&quot;;[.$A4]));LEFT([.$A4];1)&amp;&quot;i&quot;&amp;MID([.$A4];3;1)&amp;&quot;i&quot;&amp;RIGHT([.$A4];1)&amp;&quot;a&quot;)" office:value-type="string" office:string-value="tiwi" calcext:value-type="string">
            <text:p>tiwi</text:p>
          </table:table-cell>
          <table:table-cell table:formula="of:=COM.MICROSOFT.IFS(ISNUMBER(SEARCH(&quot;^[a-zŋɬθðχʍ]+-[a-zŋɬθðχʍ]+$&quot;;[.$A4]));LEFT([.$A4];1)&amp;&quot;u&quot;&amp;RIGHT([.$A4];1)&amp;RIGHT([.$A4];1);ISNUMBER(SEARCH(&quot;^[a-zŋɬθðχʍ]+-[a-zŋɬθðχʍ]+-[a-zŋɬθðχʍ]+$&quot;;[.$A4]));LEFT([.$A4];1)&amp;&quot;a&quot;&amp;MID([.$A4];3;1)&amp;MID([.$A4];3;1)&amp;&quot;e&quot;&amp;RIGHT([.$A4];1))" office:value-type="string" office:string-value="tuww" calcext:value-type="string">
            <text:p>tuww</text:p>
          </table:table-cell>
          <table:table-cell table:formula="of:=COM.MICROSOFT.IFS(ISNUMBER(SEARCH(&quot;^[a-zŋɬθðχʍ]+-[a-zŋɬθðχʍ]+$&quot;;[.$A4]));LEFT([.$A4];1)&amp;&quot;e&quot;&amp;RIGHT([.$A4];1)&amp;&quot;u&quot;;ISNUMBER(SEARCH(&quot;^[a-zŋɬθðχʍ]+-[a-zŋɬθðχʍ]+-[a-zŋɬθðχʍ]+$&quot;;[.$A4]));LEFT([.$A4];1)&amp;&quot;e&quot;&amp;MID([.$A4];3;1)&amp;&quot;u&quot;&amp;RIGHT([.$A4];1)&amp;&quot;a&quot;)" office:value-type="string" office:string-value="tewu" calcext:value-type="string">
            <text:p>tewu</text:p>
          </table:table-cell>
          <table:table-cell table:formula="of:=COM.MICROSOFT.IFS(ISNUMBER(SEARCH(&quot;^[a-zŋɬθðχʍ]+-[a-zŋɬθðχʍ]+$&quot;;[.$A4]));LEFT([.$A4];1)&amp;&quot;e&quot;&amp;RIGHT([.$A4];1)&amp;&quot;i&quot;;ISNUMBER(SEARCH(&quot;^[a-zŋɬθðχʍ]+-[a-zŋɬθðχʍ]+-[a-zŋɬθðχʍ]+$&quot;;[.$A4]));LEFT([.$A4];1)&amp;&quot;e&quot;&amp;MID([.$A4];3;1)&amp;&quot;i&quot;&amp;RIGHT([.$A4];1)&amp;&quot;a&quot;)" office:value-type="string" office:string-value="tewi" calcext:value-type="string">
            <text:p>tewi</text:p>
          </table:table-cell>
          <table:table-cell/>
          <table:table-cell office:value-type="string" calcext:value-type="string">
            <text:p>cipu</text:p>
          </table:table-cell>
          <table:table-cell table:number-columns-repeated="2"/>
        </table:table-row>
        <table:table-row table:style-name="ro1">
          <table:table-cell table:formula="of:=[$Roots.A5]" office:value-type="string" office:string-value="r-c" calcext:value-type="string">
            <text:p>r-c</text:p>
          </table:table-cell>
          <table:table-cell table:formula="of:=COM.MICROSOFT.IFS(ISNUMBER(SEARCH(&quot;^[a-zŋɬθðχʍ]+-[a-zŋɬθðχʍ]+$&quot;;[.$A5]));LEFT([.$A5];1)&amp;&quot;a&quot;&amp;RIGHT([.$A5];1)&amp;&quot;u&quot;;ISNUMBER(SEARCH(&quot;^[a-zŋɬθðχʍ]+-[a-zŋɬθðχʍ]+-[a-zŋɬθðχʍ]+$&quot;;[.$A5]));LEFT([.$A5];1)&amp;&quot;a&quot;&amp;MID([.$A5];3;1)&amp;&quot;u&quot;&amp;RIGHT([.$A5];1)&amp;&quot;a&quot;)" office:value-type="string" office:string-value="racu" calcext:value-type="string">
            <text:p>racu</text:p>
          </table:table-cell>
          <table:table-cell table:formula="of:=COM.MICROSOFT.IFS(ISNUMBER(SEARCH(&quot;^[a-zŋɬθðχʍ]+-[a-zŋɬθðχʍ]+$&quot;;[.$A5]));LEFT([.$A5];1)&amp;&quot;a&quot;&amp;RIGHT([.$A5];1)&amp;&quot;i&quot;;ISNUMBER(SEARCH(&quot;^[a-zŋɬθðχʍ]+-[a-zŋɬθðχʍ]+-[a-zŋɬθðχʍ]+$&quot;;[.$A5]));LEFT([.$A5];1)&amp;&quot;a&quot;&amp;MID([.$A5];3;1)&amp;&quot;i&quot;&amp;RIGHT([.$A5];1)&amp;&quot;a&quot;)" office:value-type="string" office:string-value="raci" calcext:value-type="string">
            <text:p>raci</text:p>
          </table:table-cell>
          <table:table-cell table:formula="of:=COM.MICROSOFT.IFS(ISNUMBER(SEARCH(&quot;^[a-zŋɬθðχʍ]+-[a-zŋɬθðχʍ]+$&quot;;[.$A5]));LEFT([.$A5];1)&amp;&quot;i&quot;&amp;RIGHT([.$A5];1)&amp;&quot;u&quot;;ISNUMBER(SEARCH(&quot;^[a-zŋɬθðχʍ]+-[a-zŋɬθðχʍ]+-[a-zŋɬθðχʍ]+$&quot;;[.$A5]));LEFT([.$A5];1)&amp;&quot;i&quot;&amp;MID([.$A5];3;1)&amp;&quot;u&quot;&amp;RIGHT([.$A5];1)&amp;&quot;a&quot;)" office:value-type="string" office:string-value="ricu" calcext:value-type="string">
            <text:p>ricu</text:p>
          </table:table-cell>
          <table:table-cell table:formula="of:=COM.MICROSOFT.IFS(ISNUMBER(SEARCH(&quot;^[a-zŋɬθðχʍ]+-[a-zŋɬθðχʍ]+$&quot;;[.$A5]));LEFT([.$A5];1)&amp;&quot;i&quot;&amp;RIGHT([.$A5];1)&amp;&quot;i&quot;;ISNUMBER(SEARCH(&quot;^[a-zŋɬθðχʍ]+-[a-zŋɬθðχʍ]+-[a-zŋɬθðχʍ]+$&quot;;[.$A5]));LEFT([.$A5];1)&amp;&quot;i&quot;&amp;MID([.$A5];3;1)&amp;&quot;i&quot;&amp;RIGHT([.$A5];1)&amp;&quot;a&quot;)" office:value-type="string" office:string-value="rici" calcext:value-type="string">
            <text:p>rici</text:p>
          </table:table-cell>
          <table:table-cell table:formula="of:=COM.MICROSOFT.IFS(ISNUMBER(SEARCH(&quot;^[a-zŋɬθðχʍ]+-[a-zŋɬθðχʍ]+$&quot;;[.$A5]));LEFT([.$A5];1)&amp;&quot;u&quot;&amp;RIGHT([.$A5];1)&amp;RIGHT([.$A5];1);ISNUMBER(SEARCH(&quot;^[a-zŋɬθðχʍ]+-[a-zŋɬθðχʍ]+-[a-zŋɬθðχʍ]+$&quot;;[.$A5]));LEFT([.$A5];1)&amp;&quot;a&quot;&amp;MID([.$A5];3;1)&amp;MID([.$A5];3;1)&amp;&quot;e&quot;&amp;RIGHT([.$A5];1))" office:value-type="string" office:string-value="rucc" calcext:value-type="string">
            <text:p>rucc</text:p>
          </table:table-cell>
          <table:table-cell table:formula="of:=COM.MICROSOFT.IFS(ISNUMBER(SEARCH(&quot;^[a-zŋɬθðχʍ]+-[a-zŋɬθðχʍ]+$&quot;;[.$A5]));LEFT([.$A5];1)&amp;&quot;e&quot;&amp;RIGHT([.$A5];1)&amp;&quot;u&quot;;ISNUMBER(SEARCH(&quot;^[a-zŋɬθðχʍ]+-[a-zŋɬθðχʍ]+-[a-zŋɬθðχʍ]+$&quot;;[.$A5]));LEFT([.$A5];1)&amp;&quot;e&quot;&amp;MID([.$A5];3;1)&amp;&quot;u&quot;&amp;RIGHT([.$A5];1)&amp;&quot;a&quot;)" office:value-type="string" office:string-value="recu" calcext:value-type="string">
            <text:p>recu</text:p>
          </table:table-cell>
          <table:table-cell table:formula="of:=COM.MICROSOFT.IFS(ISNUMBER(SEARCH(&quot;^[a-zŋɬθðχʍ]+-[a-zŋɬθðχʍ]+$&quot;;[.$A5]));LEFT([.$A5];1)&amp;&quot;e&quot;&amp;RIGHT([.$A5];1)&amp;&quot;i&quot;;ISNUMBER(SEARCH(&quot;^[a-zŋɬθðχʍ]+-[a-zŋɬθðχʍ]+-[a-zŋɬθðχʍ]+$&quot;;[.$A5]));LEFT([.$A5];1)&amp;&quot;e&quot;&amp;MID([.$A5];3;1)&amp;&quot;i&quot;&amp;RIGHT([.$A5];1)&amp;&quot;a&quot;)" office:value-type="string" office:string-value="reci" calcext:value-type="string">
            <text:p>reci</text:p>
          </table:table-cell>
          <table:table-cell/>
          <table:table-cell office:value-type="string" calcext:value-type="string">
            <text:p>cipi</text:p>
          </table:table-cell>
          <table:table-cell table:number-columns-repeated="2"/>
        </table:table-row>
        <table:table-row table:style-name="ro1">
          <table:table-cell table:formula="of:=[$Roots.A6]" office:value-type="string" office:string-value="h-g" calcext:value-type="string">
            <text:p>h-g</text:p>
          </table:table-cell>
          <table:table-cell table:formula="of:=COM.MICROSOFT.IFS(ISNUMBER(SEARCH(&quot;^[a-zŋɬθðχʍ]+-[a-zŋɬθðχʍ]+$&quot;;[.$A6]));LEFT([.$A6];1)&amp;&quot;a&quot;&amp;RIGHT([.$A6];1)&amp;&quot;u&quot;;ISNUMBER(SEARCH(&quot;^[a-zŋɬθðχʍ]+-[a-zŋɬθðχʍ]+-[a-zŋɬθðχʍ]+$&quot;;[.$A6]));LEFT([.$A6];1)&amp;&quot;a&quot;&amp;MID([.$A6];3;1)&amp;&quot;u&quot;&amp;RIGHT([.$A6];1)&amp;&quot;a&quot;)" office:value-type="string" office:string-value="hagu" calcext:value-type="string">
            <text:p>hagu</text:p>
          </table:table-cell>
          <table:table-cell table:formula="of:=COM.MICROSOFT.IFS(ISNUMBER(SEARCH(&quot;^[a-zŋɬθðχʍ]+-[a-zŋɬθðχʍ]+$&quot;;[.$A6]));LEFT([.$A6];1)&amp;&quot;a&quot;&amp;RIGHT([.$A6];1)&amp;&quot;i&quot;;ISNUMBER(SEARCH(&quot;^[a-zŋɬθðχʍ]+-[a-zŋɬθðχʍ]+-[a-zŋɬθðχʍ]+$&quot;;[.$A6]));LEFT([.$A6];1)&amp;&quot;a&quot;&amp;MID([.$A6];3;1)&amp;&quot;i&quot;&amp;RIGHT([.$A6];1)&amp;&quot;a&quot;)" office:value-type="string" office:string-value="hagi" calcext:value-type="string">
            <text:p>hagi</text:p>
          </table:table-cell>
          <table:table-cell table:formula="of:=COM.MICROSOFT.IFS(ISNUMBER(SEARCH(&quot;^[a-zŋɬθðχʍ]+-[a-zŋɬθðχʍ]+$&quot;;[.$A6]));LEFT([.$A6];1)&amp;&quot;i&quot;&amp;RIGHT([.$A6];1)&amp;&quot;u&quot;;ISNUMBER(SEARCH(&quot;^[a-zŋɬθðχʍ]+-[a-zŋɬθðχʍ]+-[a-zŋɬθðχʍ]+$&quot;;[.$A6]));LEFT([.$A6];1)&amp;&quot;i&quot;&amp;MID([.$A6];3;1)&amp;&quot;u&quot;&amp;RIGHT([.$A6];1)&amp;&quot;a&quot;)" office:value-type="string" office:string-value="higu" calcext:value-type="string">
            <text:p>higu</text:p>
          </table:table-cell>
          <table:table-cell table:formula="of:=COM.MICROSOFT.IFS(ISNUMBER(SEARCH(&quot;^[a-zŋɬθðχʍ]+-[a-zŋɬθðχʍ]+$&quot;;[.$A6]));LEFT([.$A6];1)&amp;&quot;i&quot;&amp;RIGHT([.$A6];1)&amp;&quot;i&quot;;ISNUMBER(SEARCH(&quot;^[a-zŋɬθðχʍ]+-[a-zŋɬθðχʍ]+-[a-zŋɬθðχʍ]+$&quot;;[.$A6]));LEFT([.$A6];1)&amp;&quot;i&quot;&amp;MID([.$A6];3;1)&amp;&quot;i&quot;&amp;RIGHT([.$A6];1)&amp;&quot;a&quot;)" office:value-type="string" office:string-value="higi" calcext:value-type="string">
            <text:p>higi</text:p>
          </table:table-cell>
          <table:table-cell table:formula="of:=COM.MICROSOFT.IFS(ISNUMBER(SEARCH(&quot;^[a-zŋɬθðχʍ]+-[a-zŋɬθðχʍ]+$&quot;;[.$A6]));LEFT([.$A6];1)&amp;&quot;u&quot;&amp;RIGHT([.$A6];1)&amp;RIGHT([.$A6];1);ISNUMBER(SEARCH(&quot;^[a-zŋɬθðχʍ]+-[a-zŋɬθðχʍ]+-[a-zŋɬθðχʍ]+$&quot;;[.$A6]));LEFT([.$A6];1)&amp;&quot;a&quot;&amp;MID([.$A6];3;1)&amp;MID([.$A6];3;1)&amp;&quot;e&quot;&amp;RIGHT([.$A6];1))" office:value-type="string" office:string-value="hugg" calcext:value-type="string">
            <text:p>hugg</text:p>
          </table:table-cell>
          <table:table-cell table:formula="of:=COM.MICROSOFT.IFS(ISNUMBER(SEARCH(&quot;^[a-zŋɬθðχʍ]+-[a-zŋɬθðχʍ]+$&quot;;[.$A6]));LEFT([.$A6];1)&amp;&quot;e&quot;&amp;RIGHT([.$A6];1)&amp;&quot;u&quot;;ISNUMBER(SEARCH(&quot;^[a-zŋɬθðχʍ]+-[a-zŋɬθðχʍ]+-[a-zŋɬθðχʍ]+$&quot;;[.$A6]));LEFT([.$A6];1)&amp;&quot;e&quot;&amp;MID([.$A6];3;1)&amp;&quot;u&quot;&amp;RIGHT([.$A6];1)&amp;&quot;a&quot;)" office:value-type="string" office:string-value="hegu" calcext:value-type="string">
            <text:p>hegu</text:p>
          </table:table-cell>
          <table:table-cell table:formula="of:=COM.MICROSOFT.IFS(ISNUMBER(SEARCH(&quot;^[a-zŋɬθðχʍ]+-[a-zŋɬθðχʍ]+$&quot;;[.$A6]));LEFT([.$A6];1)&amp;&quot;e&quot;&amp;RIGHT([.$A6];1)&amp;&quot;i&quot;;ISNUMBER(SEARCH(&quot;^[a-zŋɬθðχʍ]+-[a-zŋɬθðχʍ]+-[a-zŋɬθðχʍ]+$&quot;;[.$A6]));LEFT([.$A6];1)&amp;&quot;e&quot;&amp;MID([.$A6];3;1)&amp;&quot;i&quot;&amp;RIGHT([.$A6];1)&amp;&quot;a&quot;)" office:value-type="string" office:string-value="hegi" calcext:value-type="string">
            <text:p>hegi</text:p>
          </table:table-cell>
          <table:table-cell/>
          <table:table-cell office:value-type="string" calcext:value-type="string">
            <text:p>cupp</text:p>
          </table:table-cell>
          <table:table-cell table:number-columns-repeated="2"/>
        </table:table-row>
        <table:table-row table:style-name="ro1">
          <table:table-cell table:formula="of:=[$Roots.A7]" office:value-type="string" office:string-value="g-w" calcext:value-type="string">
            <text:p>g-w</text:p>
          </table:table-cell>
          <table:table-cell table:formula="of:=COM.MICROSOFT.IFS(ISNUMBER(SEARCH(&quot;^[a-zŋɬθðχʍ]+-[a-zŋɬθðχʍ]+$&quot;;[.$A7]));LEFT([.$A7];1)&amp;&quot;a&quot;&amp;RIGHT([.$A7];1)&amp;&quot;u&quot;;ISNUMBER(SEARCH(&quot;^[a-zŋɬθðχʍ]+-[a-zŋɬθðχʍ]+-[a-zŋɬθðχʍ]+$&quot;;[.$A7]));LEFT([.$A7];1)&amp;&quot;a&quot;&amp;MID([.$A7];3;1)&amp;&quot;u&quot;&amp;RIGHT([.$A7];1)&amp;&quot;a&quot;)" office:value-type="string" office:string-value="gawu" calcext:value-type="string">
            <text:p>gawu</text:p>
          </table:table-cell>
          <table:table-cell table:formula="of:=COM.MICROSOFT.IFS(ISNUMBER(SEARCH(&quot;^[a-zŋɬθðχʍ]+-[a-zŋɬθðχʍ]+$&quot;;[.$A7]));LEFT([.$A7];1)&amp;&quot;a&quot;&amp;RIGHT([.$A7];1)&amp;&quot;i&quot;;ISNUMBER(SEARCH(&quot;^[a-zŋɬθðχʍ]+-[a-zŋɬθðχʍ]+-[a-zŋɬθðχʍ]+$&quot;;[.$A7]));LEFT([.$A7];1)&amp;&quot;a&quot;&amp;MID([.$A7];3;1)&amp;&quot;i&quot;&amp;RIGHT([.$A7];1)&amp;&quot;a&quot;)" office:value-type="string" office:string-value="gawi" calcext:value-type="string">
            <text:p>gawi</text:p>
          </table:table-cell>
          <table:table-cell table:formula="of:=COM.MICROSOFT.IFS(ISNUMBER(SEARCH(&quot;^[a-zŋɬθðχʍ]+-[a-zŋɬθðχʍ]+$&quot;;[.$A7]));LEFT([.$A7];1)&amp;&quot;i&quot;&amp;RIGHT([.$A7];1)&amp;&quot;u&quot;;ISNUMBER(SEARCH(&quot;^[a-zŋɬθðχʍ]+-[a-zŋɬθðχʍ]+-[a-zŋɬθðχʍ]+$&quot;;[.$A7]));LEFT([.$A7];1)&amp;&quot;i&quot;&amp;MID([.$A7];3;1)&amp;&quot;u&quot;&amp;RIGHT([.$A7];1)&amp;&quot;a&quot;)" office:value-type="string" office:string-value="giwu" calcext:value-type="string">
            <text:p>giwu</text:p>
          </table:table-cell>
          <table:table-cell table:formula="of:=COM.MICROSOFT.IFS(ISNUMBER(SEARCH(&quot;^[a-zŋɬθðχʍ]+-[a-zŋɬθðχʍ]+$&quot;;[.$A7]));LEFT([.$A7];1)&amp;&quot;i&quot;&amp;RIGHT([.$A7];1)&amp;&quot;i&quot;;ISNUMBER(SEARCH(&quot;^[a-zŋɬθðχʍ]+-[a-zŋɬθðχʍ]+-[a-zŋɬθðχʍ]+$&quot;;[.$A7]));LEFT([.$A7];1)&amp;&quot;i&quot;&amp;MID([.$A7];3;1)&amp;&quot;i&quot;&amp;RIGHT([.$A7];1)&amp;&quot;a&quot;)" office:value-type="string" office:string-value="giwi" calcext:value-type="string">
            <text:p>giwi</text:p>
          </table:table-cell>
          <table:table-cell table:formula="of:=COM.MICROSOFT.IFS(ISNUMBER(SEARCH(&quot;^[a-zŋɬθðχʍ]+-[a-zŋɬθðχʍ]+$&quot;;[.$A7]));LEFT([.$A7];1)&amp;&quot;u&quot;&amp;RIGHT([.$A7];1)&amp;RIGHT([.$A7];1);ISNUMBER(SEARCH(&quot;^[a-zŋɬθðχʍ]+-[a-zŋɬθðχʍ]+-[a-zŋɬθðχʍ]+$&quot;;[.$A7]));LEFT([.$A7];1)&amp;&quot;a&quot;&amp;MID([.$A7];3;1)&amp;MID([.$A7];3;1)&amp;&quot;e&quot;&amp;RIGHT([.$A7];1))" office:value-type="string" office:string-value="guww" calcext:value-type="string">
            <text:p>guww</text:p>
          </table:table-cell>
          <table:table-cell table:formula="of:=COM.MICROSOFT.IFS(ISNUMBER(SEARCH(&quot;^[a-zŋɬθðχʍ]+-[a-zŋɬθðχʍ]+$&quot;;[.$A7]));LEFT([.$A7];1)&amp;&quot;e&quot;&amp;RIGHT([.$A7];1)&amp;&quot;u&quot;;ISNUMBER(SEARCH(&quot;^[a-zŋɬθðχʍ]+-[a-zŋɬθðχʍ]+-[a-zŋɬθðχʍ]+$&quot;;[.$A7]));LEFT([.$A7];1)&amp;&quot;e&quot;&amp;MID([.$A7];3;1)&amp;&quot;u&quot;&amp;RIGHT([.$A7];1)&amp;&quot;a&quot;)" office:value-type="string" office:string-value="gewu" calcext:value-type="string">
            <text:p>gewu</text:p>
          </table:table-cell>
          <table:table-cell table:formula="of:=COM.MICROSOFT.IFS(ISNUMBER(SEARCH(&quot;^[a-zŋɬθðχʍ]+-[a-zŋɬθðχʍ]+$&quot;;[.$A7]));LEFT([.$A7];1)&amp;&quot;e&quot;&amp;RIGHT([.$A7];1)&amp;&quot;i&quot;;ISNUMBER(SEARCH(&quot;^[a-zŋɬθðχʍ]+-[a-zŋɬθðχʍ]+-[a-zŋɬθðχʍ]+$&quot;;[.$A7]));LEFT([.$A7];1)&amp;&quot;e&quot;&amp;MID([.$A7];3;1)&amp;&quot;i&quot;&amp;RIGHT([.$A7];1)&amp;&quot;a&quot;)" office:value-type="string" office:string-value="gewi" calcext:value-type="string">
            <text:p>gewi</text:p>
          </table:table-cell>
          <table:table-cell/>
          <table:table-cell office:value-type="string" calcext:value-type="string">
            <text:p>cepu</text:p>
          </table:table-cell>
          <table:table-cell table:number-columns-repeated="2"/>
        </table:table-row>
        <table:table-row table:style-name="ro1">
          <table:table-cell table:formula="of:=[$Roots.A8]" office:value-type="string" office:string-value="ɬ-c" calcext:value-type="string">
            <text:p>ɬ-c</text:p>
          </table:table-cell>
          <table:table-cell table:formula="of:=COM.MICROSOFT.IFS(ISNUMBER(SEARCH(&quot;^[a-zŋɬθðχʍ]+-[a-zŋɬθðχʍ]+$&quot;;[.$A8]));LEFT([.$A8];1)&amp;&quot;a&quot;&amp;RIGHT([.$A8];1)&amp;&quot;u&quot;;ISNUMBER(SEARCH(&quot;^[a-zŋɬθðχʍ]+-[a-zŋɬθðχʍ]+-[a-zŋɬθðχʍ]+$&quot;;[.$A8]));LEFT([.$A8];1)&amp;&quot;a&quot;&amp;MID([.$A8];3;1)&amp;&quot;u&quot;&amp;RIGHT([.$A8];1)&amp;&quot;a&quot;)" office:value-type="string" office:string-value="ɬacu" calcext:value-type="string">
            <text:p>ɬacu</text:p>
          </table:table-cell>
          <table:table-cell table:formula="of:=COM.MICROSOFT.IFS(ISNUMBER(SEARCH(&quot;^[a-zŋɬθðχʍ]+-[a-zŋɬθðχʍ]+$&quot;;[.$A8]));LEFT([.$A8];1)&amp;&quot;a&quot;&amp;RIGHT([.$A8];1)&amp;&quot;i&quot;;ISNUMBER(SEARCH(&quot;^[a-zŋɬθðχʍ]+-[a-zŋɬθðχʍ]+-[a-zŋɬθðχʍ]+$&quot;;[.$A8]));LEFT([.$A8];1)&amp;&quot;a&quot;&amp;MID([.$A8];3;1)&amp;&quot;i&quot;&amp;RIGHT([.$A8];1)&amp;&quot;a&quot;)" office:value-type="string" office:string-value="ɬaci" calcext:value-type="string">
            <text:p>ɬaci</text:p>
          </table:table-cell>
          <table:table-cell table:formula="of:=COM.MICROSOFT.IFS(ISNUMBER(SEARCH(&quot;^[a-zŋɬθðχʍ]+-[a-zŋɬθðχʍ]+$&quot;;[.$A8]));LEFT([.$A8];1)&amp;&quot;i&quot;&amp;RIGHT([.$A8];1)&amp;&quot;u&quot;;ISNUMBER(SEARCH(&quot;^[a-zŋɬθðχʍ]+-[a-zŋɬθðχʍ]+-[a-zŋɬθðχʍ]+$&quot;;[.$A8]));LEFT([.$A8];1)&amp;&quot;i&quot;&amp;MID([.$A8];3;1)&amp;&quot;u&quot;&amp;RIGHT([.$A8];1)&amp;&quot;a&quot;)" office:value-type="string" office:string-value="ɬicu" calcext:value-type="string">
            <text:p>ɬicu</text:p>
          </table:table-cell>
          <table:table-cell table:formula="of:=COM.MICROSOFT.IFS(ISNUMBER(SEARCH(&quot;^[a-zŋɬθðχʍ]+-[a-zŋɬθðχʍ]+$&quot;;[.$A8]));LEFT([.$A8];1)&amp;&quot;i&quot;&amp;RIGHT([.$A8];1)&amp;&quot;i&quot;;ISNUMBER(SEARCH(&quot;^[a-zŋɬθðχʍ]+-[a-zŋɬθðχʍ]+-[a-zŋɬθðχʍ]+$&quot;;[.$A8]));LEFT([.$A8];1)&amp;&quot;i&quot;&amp;MID([.$A8];3;1)&amp;&quot;i&quot;&amp;RIGHT([.$A8];1)&amp;&quot;a&quot;)" office:value-type="string" office:string-value="ɬici" calcext:value-type="string">
            <text:p>ɬici</text:p>
          </table:table-cell>
          <table:table-cell table:formula="of:=COM.MICROSOFT.IFS(ISNUMBER(SEARCH(&quot;^[a-zŋɬθðχʍ]+-[a-zŋɬθðχʍ]+$&quot;;[.$A8]));LEFT([.$A8];1)&amp;&quot;u&quot;&amp;RIGHT([.$A8];1)&amp;RIGHT([.$A8];1);ISNUMBER(SEARCH(&quot;^[a-zŋɬθðχʍ]+-[a-zŋɬθðχʍ]+-[a-zŋɬθðχʍ]+$&quot;;[.$A8]));LEFT([.$A8];1)&amp;&quot;a&quot;&amp;MID([.$A8];3;1)&amp;MID([.$A8];3;1)&amp;&quot;e&quot;&amp;RIGHT([.$A8];1))" office:value-type="string" office:string-value="ɬucc" calcext:value-type="string">
            <text:p>ɬucc</text:p>
          </table:table-cell>
          <table:table-cell table:formula="of:=COM.MICROSOFT.IFS(ISNUMBER(SEARCH(&quot;^[a-zŋɬθðχʍ]+-[a-zŋɬθðχʍ]+$&quot;;[.$A8]));LEFT([.$A8];1)&amp;&quot;e&quot;&amp;RIGHT([.$A8];1)&amp;&quot;u&quot;;ISNUMBER(SEARCH(&quot;^[a-zŋɬθðχʍ]+-[a-zŋɬθðχʍ]+-[a-zŋɬθðχʍ]+$&quot;;[.$A8]));LEFT([.$A8];1)&amp;&quot;e&quot;&amp;MID([.$A8];3;1)&amp;&quot;u&quot;&amp;RIGHT([.$A8];1)&amp;&quot;a&quot;)" office:value-type="string" office:string-value="ɬecu" calcext:value-type="string">
            <text:p>ɬecu</text:p>
          </table:table-cell>
          <table:table-cell table:formula="of:=COM.MICROSOFT.IFS(ISNUMBER(SEARCH(&quot;^[a-zŋɬθðχʍ]+-[a-zŋɬθðχʍ]+$&quot;;[.$A8]));LEFT([.$A8];1)&amp;&quot;e&quot;&amp;RIGHT([.$A8];1)&amp;&quot;i&quot;;ISNUMBER(SEARCH(&quot;^[a-zŋɬθðχʍ]+-[a-zŋɬθðχʍ]+-[a-zŋɬθðχʍ]+$&quot;;[.$A8]));LEFT([.$A8];1)&amp;&quot;e&quot;&amp;MID([.$A8];3;1)&amp;&quot;i&quot;&amp;RIGHT([.$A8];1)&amp;&quot;a&quot;)" office:value-type="string" office:string-value="ɬeci" calcext:value-type="string">
            <text:p>ɬeci</text:p>
          </table:table-cell>
          <table:table-cell/>
          <table:table-cell office:value-type="string" calcext:value-type="string">
            <text:p>cepi</text:p>
          </table:table-cell>
          <table:table-cell table:number-columns-repeated="2"/>
        </table:table-row>
        <table:table-row table:style-name="ro1">
          <table:table-cell table:formula="of:=[$Roots.A9]" office:value-type="string" office:string-value="ɬ-g" calcext:value-type="string">
            <text:p>ɬ-g</text:p>
          </table:table-cell>
          <table:table-cell table:formula="of:=COM.MICROSOFT.IFS(ISNUMBER(SEARCH(&quot;^[a-zŋɬθðχʍ]+-[a-zŋɬθðχʍ]+$&quot;;[.$A9]));LEFT([.$A9];1)&amp;&quot;a&quot;&amp;RIGHT([.$A9];1)&amp;&quot;u&quot;;ISNUMBER(SEARCH(&quot;^[a-zŋɬθðχʍ]+-[a-zŋɬθðχʍ]+-[a-zŋɬθðχʍ]+$&quot;;[.$A9]));LEFT([.$A9];1)&amp;&quot;a&quot;&amp;MID([.$A9];3;1)&amp;&quot;u&quot;&amp;RIGHT([.$A9];1)&amp;&quot;a&quot;)" office:value-type="string" office:string-value="ɬagu" calcext:value-type="string">
            <text:p>ɬagu</text:p>
          </table:table-cell>
          <table:table-cell table:formula="of:=COM.MICROSOFT.IFS(ISNUMBER(SEARCH(&quot;^[a-zŋɬθðχʍ]+-[a-zŋɬθðχʍ]+$&quot;;[.$A9]));LEFT([.$A9];1)&amp;&quot;a&quot;&amp;RIGHT([.$A9];1)&amp;&quot;i&quot;;ISNUMBER(SEARCH(&quot;^[a-zŋɬθðχʍ]+-[a-zŋɬθðχʍ]+-[a-zŋɬθðχʍ]+$&quot;;[.$A9]));LEFT([.$A9];1)&amp;&quot;a&quot;&amp;MID([.$A9];3;1)&amp;&quot;i&quot;&amp;RIGHT([.$A9];1)&amp;&quot;a&quot;)" office:value-type="string" office:string-value="ɬagi" calcext:value-type="string">
            <text:p>ɬagi</text:p>
          </table:table-cell>
          <table:table-cell table:formula="of:=COM.MICROSOFT.IFS(ISNUMBER(SEARCH(&quot;^[a-zŋɬθðχʍ]+-[a-zŋɬθðχʍ]+$&quot;;[.$A9]));LEFT([.$A9];1)&amp;&quot;i&quot;&amp;RIGHT([.$A9];1)&amp;&quot;u&quot;;ISNUMBER(SEARCH(&quot;^[a-zŋɬθðχʍ]+-[a-zŋɬθðχʍ]+-[a-zŋɬθðχʍ]+$&quot;;[.$A9]));LEFT([.$A9];1)&amp;&quot;i&quot;&amp;MID([.$A9];3;1)&amp;&quot;u&quot;&amp;RIGHT([.$A9];1)&amp;&quot;a&quot;)" office:value-type="string" office:string-value="ɬigu" calcext:value-type="string">
            <text:p>ɬigu</text:p>
          </table:table-cell>
          <table:table-cell table:formula="of:=COM.MICROSOFT.IFS(ISNUMBER(SEARCH(&quot;^[a-zŋɬθðχʍ]+-[a-zŋɬθðχʍ]+$&quot;;[.$A9]));LEFT([.$A9];1)&amp;&quot;i&quot;&amp;RIGHT([.$A9];1)&amp;&quot;i&quot;;ISNUMBER(SEARCH(&quot;^[a-zŋɬθðχʍ]+-[a-zŋɬθðχʍ]+-[a-zŋɬθðχʍ]+$&quot;;[.$A9]));LEFT([.$A9];1)&amp;&quot;i&quot;&amp;MID([.$A9];3;1)&amp;&quot;i&quot;&amp;RIGHT([.$A9];1)&amp;&quot;a&quot;)" office:value-type="string" office:string-value="ɬigi" calcext:value-type="string">
            <text:p>ɬigi</text:p>
          </table:table-cell>
          <table:table-cell table:formula="of:=COM.MICROSOFT.IFS(ISNUMBER(SEARCH(&quot;^[a-zŋɬθðχʍ]+-[a-zŋɬθðχʍ]+$&quot;;[.$A9]));LEFT([.$A9];1)&amp;&quot;u&quot;&amp;RIGHT([.$A9];1)&amp;RIGHT([.$A9];1);ISNUMBER(SEARCH(&quot;^[a-zŋɬθðχʍ]+-[a-zŋɬθðχʍ]+-[a-zŋɬθðχʍ]+$&quot;;[.$A9]));LEFT([.$A9];1)&amp;&quot;a&quot;&amp;MID([.$A9];3;1)&amp;MID([.$A9];3;1)&amp;&quot;e&quot;&amp;RIGHT([.$A9];1))" office:value-type="string" office:string-value="ɬugg" calcext:value-type="string">
            <text:p>ɬugg</text:p>
          </table:table-cell>
          <table:table-cell table:formula="of:=COM.MICROSOFT.IFS(ISNUMBER(SEARCH(&quot;^[a-zŋɬθðχʍ]+-[a-zŋɬθðχʍ]+$&quot;;[.$A9]));LEFT([.$A9];1)&amp;&quot;e&quot;&amp;RIGHT([.$A9];1)&amp;&quot;u&quot;;ISNUMBER(SEARCH(&quot;^[a-zŋɬθðχʍ]+-[a-zŋɬθðχʍ]+-[a-zŋɬθðχʍ]+$&quot;;[.$A9]));LEFT([.$A9];1)&amp;&quot;e&quot;&amp;MID([.$A9];3;1)&amp;&quot;u&quot;&amp;RIGHT([.$A9];1)&amp;&quot;a&quot;)" office:value-type="string" office:string-value="ɬegu" calcext:value-type="string">
            <text:p>ɬegu</text:p>
          </table:table-cell>
          <table:table-cell table:formula="of:=COM.MICROSOFT.IFS(ISNUMBER(SEARCH(&quot;^[a-zŋɬθðχʍ]+-[a-zŋɬθðχʍ]+$&quot;;[.$A9]));LEFT([.$A9];1)&amp;&quot;e&quot;&amp;RIGHT([.$A9];1)&amp;&quot;i&quot;;ISNUMBER(SEARCH(&quot;^[a-zŋɬθðχʍ]+-[a-zŋɬθðχʍ]+-[a-zŋɬθðχʍ]+$&quot;;[.$A9]));LEFT([.$A9];1)&amp;&quot;e&quot;&amp;MID([.$A9];3;1)&amp;&quot;i&quot;&amp;RIGHT([.$A9];1)&amp;&quot;a&quot;)" office:value-type="string" office:string-value="ɬegi" calcext:value-type="string">
            <text:p>ɬegi</text:p>
          </table:table-cell>
          <table:table-cell/>
          <table:table-cell office:value-type="string" calcext:value-type="string">
            <text:p>rasu</text:p>
          </table:table-cell>
          <table:table-cell table:number-columns-repeated="2"/>
        </table:table-row>
        <table:table-row table:style-name="ro1">
          <table:table-cell table:formula="of:=[$Roots.A10]" office:value-type="string" office:string-value="ɬ-h" calcext:value-type="string">
            <text:p>ɬ-h</text:p>
          </table:table-cell>
          <table:table-cell table:formula="of:=COM.MICROSOFT.IFS(ISNUMBER(SEARCH(&quot;^[a-zŋɬθðχʍ]+-[a-zŋɬθðχʍ]+$&quot;;[.$A10]));LEFT([.$A10];1)&amp;&quot;a&quot;&amp;RIGHT([.$A10];1)&amp;&quot;u&quot;;ISNUMBER(SEARCH(&quot;^[a-zŋɬθðχʍ]+-[a-zŋɬθðχʍ]+-[a-zŋɬθðχʍ]+$&quot;;[.$A10]));LEFT([.$A10];1)&amp;&quot;a&quot;&amp;MID([.$A10];3;1)&amp;&quot;u&quot;&amp;RIGHT([.$A10];1)&amp;&quot;a&quot;)" office:value-type="string" office:string-value="ɬahu" calcext:value-type="string">
            <text:p>ɬahu</text:p>
          </table:table-cell>
          <table:table-cell table:formula="of:=COM.MICROSOFT.IFS(ISNUMBER(SEARCH(&quot;^[a-zŋɬθðχʍ]+-[a-zŋɬθðχʍ]+$&quot;;[.$A10]));LEFT([.$A10];1)&amp;&quot;a&quot;&amp;RIGHT([.$A10];1)&amp;&quot;i&quot;;ISNUMBER(SEARCH(&quot;^[a-zŋɬθðχʍ]+-[a-zŋɬθðχʍ]+-[a-zŋɬθðχʍ]+$&quot;;[.$A10]));LEFT([.$A10];1)&amp;&quot;a&quot;&amp;MID([.$A10];3;1)&amp;&quot;i&quot;&amp;RIGHT([.$A10];1)&amp;&quot;a&quot;)" office:value-type="string" office:string-value="ɬahi" calcext:value-type="string">
            <text:p>ɬahi</text:p>
          </table:table-cell>
          <table:table-cell table:formula="of:=COM.MICROSOFT.IFS(ISNUMBER(SEARCH(&quot;^[a-zŋɬθðχʍ]+-[a-zŋɬθðχʍ]+$&quot;;[.$A10]));LEFT([.$A10];1)&amp;&quot;i&quot;&amp;RIGHT([.$A10];1)&amp;&quot;u&quot;;ISNUMBER(SEARCH(&quot;^[a-zŋɬθðχʍ]+-[a-zŋɬθðχʍ]+-[a-zŋɬθðχʍ]+$&quot;;[.$A10]));LEFT([.$A10];1)&amp;&quot;i&quot;&amp;MID([.$A10];3;1)&amp;&quot;u&quot;&amp;RIGHT([.$A10];1)&amp;&quot;a&quot;)" office:value-type="string" office:string-value="ɬihu" calcext:value-type="string">
            <text:p>ɬihu</text:p>
          </table:table-cell>
          <table:table-cell table:formula="of:=COM.MICROSOFT.IFS(ISNUMBER(SEARCH(&quot;^[a-zŋɬθðχʍ]+-[a-zŋɬθðχʍ]+$&quot;;[.$A10]));LEFT([.$A10];1)&amp;&quot;i&quot;&amp;RIGHT([.$A10];1)&amp;&quot;i&quot;;ISNUMBER(SEARCH(&quot;^[a-zŋɬθðχʍ]+-[a-zŋɬθðχʍ]+-[a-zŋɬθðχʍ]+$&quot;;[.$A10]));LEFT([.$A10];1)&amp;&quot;i&quot;&amp;MID([.$A10];3;1)&amp;&quot;i&quot;&amp;RIGHT([.$A10];1)&amp;&quot;a&quot;)" office:value-type="string" office:string-value="ɬihi" calcext:value-type="string">
            <text:p>ɬihi</text:p>
          </table:table-cell>
          <table:table-cell table:formula="of:=COM.MICROSOFT.IFS(ISNUMBER(SEARCH(&quot;^[a-zŋɬθðχʍ]+-[a-zŋɬθðχʍ]+$&quot;;[.$A10]));LEFT([.$A10];1)&amp;&quot;u&quot;&amp;RIGHT([.$A10];1)&amp;RIGHT([.$A10];1);ISNUMBER(SEARCH(&quot;^[a-zŋɬθðχʍ]+-[a-zŋɬθðχʍ]+-[a-zŋɬθðχʍ]+$&quot;;[.$A10]));LEFT([.$A10];1)&amp;&quot;a&quot;&amp;MID([.$A10];3;1)&amp;MID([.$A10];3;1)&amp;&quot;e&quot;&amp;RIGHT([.$A10];1))" office:value-type="string" office:string-value="ɬuhh" calcext:value-type="string">
            <text:p>ɬuhh</text:p>
          </table:table-cell>
          <table:table-cell table:formula="of:=COM.MICROSOFT.IFS(ISNUMBER(SEARCH(&quot;^[a-zŋɬθðχʍ]+-[a-zŋɬθðχʍ]+$&quot;;[.$A10]));LEFT([.$A10];1)&amp;&quot;e&quot;&amp;RIGHT([.$A10];1)&amp;&quot;u&quot;;ISNUMBER(SEARCH(&quot;^[a-zŋɬθðχʍ]+-[a-zŋɬθðχʍ]+-[a-zŋɬθðχʍ]+$&quot;;[.$A10]));LEFT([.$A10];1)&amp;&quot;e&quot;&amp;MID([.$A10];3;1)&amp;&quot;u&quot;&amp;RIGHT([.$A10];1)&amp;&quot;a&quot;)" office:value-type="string" office:string-value="ɬehu" calcext:value-type="string">
            <text:p>ɬehu</text:p>
          </table:table-cell>
          <table:table-cell table:formula="of:=COM.MICROSOFT.IFS(ISNUMBER(SEARCH(&quot;^[a-zŋɬθðχʍ]+-[a-zŋɬθðχʍ]+$&quot;;[.$A10]));LEFT([.$A10];1)&amp;&quot;e&quot;&amp;RIGHT([.$A10];1)&amp;&quot;i&quot;;ISNUMBER(SEARCH(&quot;^[a-zŋɬθðχʍ]+-[a-zŋɬθðχʍ]+-[a-zŋɬθðχʍ]+$&quot;;[.$A10]));LEFT([.$A10];1)&amp;&quot;e&quot;&amp;MID([.$A10];3;1)&amp;&quot;i&quot;&amp;RIGHT([.$A10];1)&amp;&quot;a&quot;)" office:value-type="string" office:string-value="ɬehi" calcext:value-type="string">
            <text:p>ɬehi</text:p>
          </table:table-cell>
          <table:table-cell/>
          <table:table-cell office:value-type="string" calcext:value-type="string">
            <text:p>ras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is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is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us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es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es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w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w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iw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iw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uw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ew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ew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c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c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ic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ic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ucc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ec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ec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hag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hag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hig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hig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hugg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heg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heg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w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w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iw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iw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uw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ew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ew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ac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ac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ic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ic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ucc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ec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ec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ag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ag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ig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ig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ugg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eg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eg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ah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ah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ih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ihi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uhh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ehu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ɬehi</text:p>
          </table:table-cell>
          <table:table-cell table:number-columns-repeated="2"/>
        </table:table-row>
      </table:table>
      <table:table table:name="Lexicon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Word</text:p>
          </table:table-cell>
          <table:table-cell office:value-type="string" calcext:value-type="string">
            <text:p>LocalWor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animacy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c-p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w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c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-g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-w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ɬ-c</text:p>
          </table:table-cell>
          <table:table-cell office:value-type="string" calcext:value-type="string">
            <text:p>addressed other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ɬ-g</text:p>
          </table:table-cell>
          <table:table-cell office:value-type="string" calcext:value-type="string">
            <text:p>referred other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ɬ-h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u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capi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cipu</text:p>
          </table:table-cell>
          <table:table-cell office:value-type="string" calcext:value-type="string">
            <text:p>One T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cipi</text:p>
          </table:table-cell>
          <table:table-cell office:value-type="string" calcext:value-type="string">
            <text:p>One T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cupp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p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cep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rasu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rasi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risu</text:p>
          </table:table-cell>
          <table:table-cell office:value-type="string" calcext:value-type="string">
            <text:p>Two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risi</text:p>
          </table:table-cell>
          <table:table-cell office:value-type="string" calcext:value-type="string">
            <text:p>Two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russ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res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tawu</text:p>
          </table:table-cell>
          <table:table-cell office:value-type="string" calcext:value-type="string">
            <text:p>Three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tawi</text:p>
          </table:table-cell>
          <table:table-cell office:value-type="string" calcext:value-type="string">
            <text:p>Three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tiwu</text:p>
          </table:table-cell>
          <table:table-cell office:value-type="string" calcext:value-type="string">
            <text:p>Three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tiwi</text:p>
          </table:table-cell>
          <table:table-cell office:value-type="string" calcext:value-type="string">
            <text:p>Three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tuww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tew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Four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raci</text:p>
          </table:table-cell>
          <table:table-cell office:value-type="string" calcext:value-type="string">
            <text:p>Four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ricu</text:p>
          </table:table-cell>
          <table:table-cell office:value-type="string" calcext:value-type="string">
            <text:p>Four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rici</text:p>
          </table:table-cell>
          <table:table-cell office:value-type="string" calcext:value-type="string">
            <text:p>Four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rucc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rec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hagu</text:p>
          </table:table-cell>
          <table:table-cell office:value-type="string" calcext:value-type="string">
            <text:p>Five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hagi</text:p>
          </table:table-cell>
          <table:table-cell office:value-type="string" calcext:value-type="string">
            <text:p>Five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higu</text:p>
          </table:table-cell>
          <table:table-cell office:value-type="string" calcext:value-type="string">
            <text:p>Five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higi</text:p>
          </table:table-cell>
          <table:table-cell office:value-type="string" calcext:value-type="string">
            <text:p>Five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hugg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g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heg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gawu</text:p>
          </table:table-cell>
          <table:table-cell office:value-type="string" calcext:value-type="string">
            <text:p>Six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gawi</text:p>
          </table:table-cell>
          <table:table-cell office:value-type="string" calcext:value-type="string">
            <text:p>Six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giwu</text:p>
          </table:table-cell>
          <table:table-cell office:value-type="string" calcext:value-type="string">
            <text:p>Six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giwi</text:p>
          </table:table-cell>
          <table:table-cell office:value-type="string" calcext:value-type="string">
            <text:p>Six 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guww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w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gew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ɬacu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ɬaci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ɬicu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ɬici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ɬucc</text:p>
          </table:table-cell>
          <table:table-cell office:value-type="string" calcext:value-type="string">
            <text:p>you are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ɬec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ɬec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ɬagu</text:p>
          </table:table-cell>
          <table:table-cell office:value-type="string" calcext:value-type="string">
            <text:p>He/she/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ɬagi</text:p>
          </table:table-cell>
          <table:table-cell office:value-type="string" calcext:value-type="string">
            <text:p>He/she/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ɬigu</text:p>
          </table:table-cell>
          <table:table-cell office:value-type="string" calcext:value-type="string">
            <text:p>He/she/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ɬigi</text:p>
          </table:table-cell>
          <table:table-cell office:value-type="string" calcext:value-type="string">
            <text:p>He/she/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ɬugg</text:p>
          </table:table-cell>
          <table:table-cell office:value-type="string" calcext:value-type="string">
            <text:p>He/she/it is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ɬeg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ɬeg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ɬah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ɬah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ɬih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ɬih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Inanimate</text:p>
          </table:table-cell>
          <table:table-cell office:value-type="string" calcext:value-type="string">
            <text:p>Dischord</text:p>
          </table:table-cell>
        </table:table-row>
        <table:table-row table:style-name="ro1">
          <table:table-cell office:value-type="string" calcext:value-type="string">
            <text:p>ɬuhh</text:p>
          </table:table-cell>
          <table:table-cell office:value-type="string" calcext:value-type="string">
            <text:p>I am</text:p>
          </table:table-cell>
          <table:table-cell office:value-type="string" calcext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ɬehu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Harmony</text:p>
          </table:table-cell>
        </table:table-row>
        <table:table-row table:style-name="ro1">
          <table:table-cell office:value-type="string" calcext:value-type="string">
            <text:p>ɬehi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adjective</text:p>
          </table:table-cell>
          <table:table-cell/>
          <table:table-cell office:value-type="string" calcext:value-type="string">
            <text:p>Disch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0:56:19.042000000</meta:creation-date>
    <dc:date>2020-09-15T12:05:11.418000000</dc:date>
    <meta:editing-duration>PT1M16S</meta:editing-duration>
    <meta:editing-cycles>1</meta:editing-cycles>
    <meta:document-statistic meta:table-count="3" meta:cell-count="464" meta:object-count="0"/>
    <meta:generator>LibreOffice/7.0.0.3$Windows_X86_64 LibreOffice_project/8061b3e9204bef6b321a21033174034a5e2ea88e</meta:generator>
  </office:meta>
</office:document-meta>
</file>